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o access the the webpage: </text:span></text:p>
      <text:p text:style-name="P1"><text:span text:style-name="T2">1. Go on Capstone and open it </text:span></text:p>
      <text:p text:style-name="P1"><text:span text:style-name="T2">2. go to index and right click on it </text:span></text:p>
      <text:p text:style-name="P1"><text:span text:style-name="T2">3. click on open webpage page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